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adornments="Standa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4.1cm" svg:height="4cm" svg:x="4cm" svg:y="5.5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 style:font-adornments="Standa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 Display G" fo:font-family="'Linux Libertine Display G'" style:font-style-name="Standaard" style:font-pitch="variable" fo:font-size="1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22:08:21.257834054</meta:creation-date>
    <meta:generator>LibreOffice/6.2.7.1$Linux_X86_64 LibreOffice_project/23edc44b61b830b7d749943e020e96f5a7df63bf</meta:generator>
    <dc:date>2021-01-11T22:11:11.448030164</dc:date>
    <meta:editing-duration>PT2M50S</meta:editing-duration>
    <meta:editing-cycles>1</meta:editing-cycles>
    <meta:document-statistic meta:object-count="1"/>
  </office:meta>
</office:document-meta>
</file>